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break-before="page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e Database</text:p>
      <text:p text:style-name="Standard"/>
      <text:p text:style-name="Standard"/>
      <text:p text:style-name="Standard">mysqladmin -p create sas</text:p>
      <text:p text:style-name="Standard">mysql -p sas</text:p>
      <text:p text:style-name="P1"/>
      <text:p text:style-name="P1">GRANT SELECT, INSERT, UPDATE ON `sas`.* TO `sas`@`127.0.0.1` IDENTIFIED BY 'saspass';</text:p>
      <text:p text:style-name="Standard">FLUSH PRIVILEGES; , , </text:p>
      <text:p text:style-name="Standard"/>
      <text:p text:style-name="P1"><text:bookmark-start text:name="__DdeLink__139_1718911764"/>CREATE TABLE `users` ( </text:p>
      <text:p text:style-name="Standard">`id` int(5) UNSIGNED ZEROFILL NOT NULL auto_increment,</text:p>
      <text:p text:style-name="Standard">`f_name` varchar(200) NOT NULL,</text:p>
      <text:p text:style-name="Standard">`l_name` varchar(200) NOT NULL,</text:p>
      <text:p text:style-name="Standard">`c_id` int(5) UNSIGNED ZEROFILL,</text:p>
      <text:p text:style-name="Standard">`account` decimal(16,3) NOT NULL,</text:p>
      <text:p text:style-name="Standard">`presence` bit(1) NOT NULL,</text:p>
      <text:p text:style-name="Standard">PRIMARY KEY (`id`)</text:p>
      <text:p text:style-name="Standard">) ENGINE=InnoDB DEFAULT CHARSET=utf8;</text:p>
      <text:p text:style-name="Standard"/>
      <text:p text:style-name="Standard">CREATE TABLE `companies` ( </text:p>
      <text:p text:style-name="Standard">`id` int(5) UNSIGNED ZEROFILL NOT NULL auto_increment, </text:p>
      <text:p text:style-name="Standard">`display_name` varchar(200) NOT NULL, </text:p>
      <text:p text:style-name="Standard">`ceo_id` int(5) UNSIGNED ZEROFILL NOT NULL, </text:p>
      <text:p text:style-name="Standard">`account` decimal(16,3) NOT NULL, </text:p>
      <text:p text:style-name="Standard">PRIMARY KEY (`id`), </text:p>
      <text:p text:style-name="Standard">UNIQUE (`display_name`)</text:p>
      <text:p text:style-name="Standard">) ENGINE=InnoDB DEFAULT CHARSET=utf8; </text:p>
      <text:p text:style-name="Standard"/>
      <text:p text:style-name="Standard">CREATE TABLE `transactions` ( </text:p>
      <text:p text:style-name="Standard">`id` int UNSIGNED NOT NULL auto_increment, </text:p>
      <text:p text:style-name="Standard">`f_id` int(5) UNSIGNED ZEROFILL NOT NULL, </text:p>
      <text:p text:style-name="Standard">`f_cat` VARCHAR (200) NOT NULL, </text:p>
      <text:p text:style-name="Standard">`f_name` VARCHAR (200) NOT NULL, </text:p>
      <text:p text:style-name="Standard">`t_id` int(5) UNSIGNED ZEROFILL NOT NULL,</text:p>
      <text:p text:style-name="Standard">`t_cat` VARCHAR (200) NOT NULL, </text:p>
      <text:p text:style-name="Standard">`t_name` VARCHAR (200) NOT NULL, </text:p>
      <text:p text:style-name="Standard">`amount` decimal(16,3) NOT NULL,</text:p>
      <text:p text:style-name="Standard">`transamount` decimal(16,3) NOT NULL,</text:p>
      <text:p text:style-name="Standard">`tax_set` decimal(7,6) NOT NULL,</text:p>
      <text:p text:style-name="Standard">`tax_amount` decimal(16,3) NOT NULL,</text:p>
      <text:p text:style-name="Standard">`date` DATETIME NOT NULL,</text:p>
      <text:p text:style-name="Standard">`description` VARCHAR (200) NOT NULL,</text:p>
      <text:p text:style-name="Standard">`cashier` varchar(200) NOT NULL, </text:p>
      <text:p text:style-name="Standard">`revoked` bit(1),</text:p>
      <text:p text:style-name="Standard">PRIMARY KEY (`id`)</text:p>
      <text:p text:style-name="Standard">) ENGINE=InnoDB DEFAULT CHARSET=utf8;<text:bookmark-end text:name="__DdeLink__139_1718911764"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CREATE TABLE `changes` ( </text:p>
      <text:p text:style-name="Standard">`id` int UNSIGNED NOT NULL auto_increment, </text:p>
      <text:p text:style-name="Standard">`t_id` int(5) UNSIGNED ZEROFILL, </text:p>
      <text:p text:style-name="Standard">`t_cat` varchar(200) NOT NULL, </text:p>
      <text:p text:style-name="Standard">`t_name` varchar(200), </text:p>
      <text:p text:style-name="Standard">`mode` varchar(200) NOT NULL, </text:p>
      <text:p text:style-name="Standard">`amount` decimal(16,3) NOT NULL,</text:p>
      <text:p text:style-name="Standard">`nominal_rate` decimal(7,6) NOT NULL,</text:p>
      <text:p text:style-name="Standard">`deviation` decimal(7,6) NOT NULL,</text:p>
      <text:p text:style-name="Standard">`payout` decimal(16,3) NOT NULL,</text:p>
      <text:p text:style-name="Standard">`stateamount` decimal(16,3) NOT NULL,</text:p>
      <text:p text:style-name="Standard">`date` DATETIME NOT NULL,</text:p>
      <text:p text:style-name="Standard">`cashier` varchar(200) NOT NULL, </text:p>
      <text:p text:style-name="Standard">`revoked` bit(1),</text:p>
      <text:p text:style-name="Standard">PRIMARY KEY (`id`)</text:p>
      <text:p text:style-name="Standard">) ENGINE=InnoDB DEFAULT CHARSET=utf8;</text:p>
      <text:p text:style-name="Standard"/>
      <text:p text:style-name="Standard">CREATE TABLE `adjusters` ( </text:p>
      <text:p text:style-name="Standard">`id` int UNSIGNED NOT NULL auto_increment, </text:p>
      <text:p text:style-name="Standard">`name` varchar(200) NOT NULL, </text:p>
      <text:p text:style-name="Standard">`value` decimal(7,6) NOT NULL,</text:p>
      <text:p text:style-name="Standard">PRIMARY KEY (`id`), </text:p>
      <text:p text:style-name="Standard">UNIQUE (`name`)</text:p>
      <text:p text:style-name="Standard">) ENGINE=InnoDB DEFAULT CHARSET=utf8; </text:p>
      <text:p text:style-name="Standard"/>
      <text:p text:style-name="Standard">CREATE TABLE `presence` ( </text:p>
      <text:p text:style-name="Standard">`id` int UNSIGNED NOT NULL auto_increment,</text:p>
      <text:p text:style-name="Standard">`u_id` int(5) UNSIGNED ZEROFILL NOT NULL,</text:p>
      <text:p text:style-name="Standard">`presence` bit(1) NOT NULL,</text:p>
      <text:p text:style-name="Standard">`date` DATETIME NOT NULL,</text:p>
      <text:p text:style-name="Standard">`cashier` varchar(200) NOT NULL, </text:p>
      <text:p text:style-name="Standard">PRIMARY KEY (`id`)</text:p>
      <text:p text:style-name="Standard">) ENGINE=InnoDB DEFAULT CHARSET=utf8;</text:p>
      <text:p text:style-name="Standard"/>
      <text:p text:style-name="Standard">CREATE TABLE `pots` ( </text:p>
      <text:p text:style-name="Standard">`id` int UNSIGNED NOT NULL auto_increment,</text:p>
      <text:p text:style-name="Standard">`name` varchar(200) NOT NULL, </text:p>
      <text:p text:style-name="Standard">`pot` decimal(16,3) NOT NULL,</text:p>
      <text:p text:style-name="Standard">PRIMARY KEY (`id`)</text:p>
      <text:p text:style-name="Standard">) ENGINE=InnoDB DEFAULT CHARSET=utf8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CREATE TABLE `pay_in_out` ( </text:p>
      <text:p text:style-name="Standard">`id` int(5) UNSIGNED ZEROFILL NOT NULL auto_increment,</text:p>
      <text:p text:style-name="Standard">`t_id` int(5) UNSIGNED ZEROFILL NOT NULL,</text:p>
      <text:p text:style-name="Standard">`t_cat` varchar(200) NOT NULL NOT NULL, </text:p>
      <text:p text:style-name="Standard">`mode` varchar(200) NOT NULL, </text:p>
      <text:p text:style-name="Standard">`amount` decimal(16,3) NOT NULL,</text:p>
      <text:p text:style-name="Standard">`transamount` decimal(16,3) NOT NULL,</text:p>
      <text:p text:style-name="Standard">`tax_set` decimal(7,6) NOT NULL,</text:p>
      <text:p text:style-name="Standard">`tax_amount` decimal(16,3) NOT NULL,</text:p>
      <text:p text:style-name="Standard">`date` DATETIME NOT NULL,</text:p>
      <text:p text:style-name="Standard">`cashier` varchar(200) NOT NULL, </text:p>
      <text:p text:style-name="Standard">PRIMARY KEY (`id`)</text:p>
      <text:p text:style-name="Standard">) ENGINE=InnoDB DEFAULT CHARSET=utf8;</text:p>
      <text:p text:style-name="Standard"/>
      <text:p text:style-name="Standard">CREATE TABLE `rates` ( </text:p>
      <text:p text:style-name="Standard">`id` int UNSIGNED NOT NULL auto_increment,,</text:p>
      <text:p text:style-name="Standard">`rate` decimal(7,6) NOT NULL,</text:p>
      <text:p text:style-name="Standard">`day` int NOT NULL,</text:p>
      <text:p text:style-name="Standard">PRIMARY KEY (`id`)</text:p>
      <text:p text:style-name="Standard">) ENGINE=InnoDB DEFAULT CHARSET=utf8;</text:p>
      <text:p text:style-name="P4">Check:</text:p>
      <text:p text:style-name="Standard"/>
      <text:p text:style-name="Standard"><text:bookmark-start text:name="__DdeLink__157_773790600"/>INSERT into users (`f_name`, `l_name`, `account`) VALUES ('Till', 'Blaha', 'Till Blaha', '0'),<text:bookmark-end text:name="__DdeLink__157_773790600"/></text:p>
      <text:p text:style-name="Standard"/>
      <text:p text:style-name="Standard">INSERT INTO companies (`display_name`, `ceo_id`, `account`) VALUE ('Shoes', 2, 120);</text:p>
      <text:p text:style-name="Standard">UPDATE users SET c_id=(SELECT id FROM companies WHERE ceo_id=2) WHERE id=2;</text:p>
      <text:p text:style-name="Standard"/>
      <text:p text:style-name="Standard">ELECT id,display_name,c_id,(SELECT display_name FROM companies WHERE id=c_id) AS c_name FROM users ORDER BY id ASC;</text:p>
      <text:p text:style-name="Standard"/>
      <text:p text:style-name="Standard">To Delete Tables:</text:p>
      <text:p text:style-name="Standard"/>
      <text:p text:style-name="Standard">Drop tables users,vips,companies,transactions,specials;</text:p>
      <text:p text:style-name="Standard"/>
      <text:p text:style-name="Standard"/>
      <text:p text:style-name="Standard"/>
      <text:p text:style-name="P1">CREATE TABLE `vips` ( </text:p>
      <text:p text:style-name="Standard">`id` int(5) UNSIGNED ZEROFILL NOT NULL auto_increment, </text:p>
      <text:p text:style-name="Standard">`f_name` varchar(200) NOT NULL, </text:p>
      <text:p text:style-name="Standard">`m_name` varchar(200), </text:p>
      <text:p text:style-name="Standard">`l_name` varchar(200) NOT NULL, </text:p>
      <text:p text:style-name="Standard">`display_name` varchar(200) NOT NULL, </text:p>
      <text:p text:style-name="Standard">`c_id` int(5) UNSIGNED ZEROFILL, </text:p>
      <text:p text:style-name="Standard">`account` decimal(16,3) NOT NULL, </text:p>
      <text:p text:style-name="Standard">PRIMARY KEY (`id`), </text:p>
      <text:p text:style-name="Standard">UNIQUE (`display_name`)</text:p>
      <text:p text:style-name="Standard">) ENGINE=InnoDB DEFAULT CHARSET=utf8 AUTO_INCREMENT=90000; </text:p>
      <text:p text:style-name="Standard"/>
      <text:p text:style-name="Standard">CREATE TABLE `cashiers` ( </text:p>
      <text:p text:style-name="Standard">`id` int UNSIGNED NOT NULL auto_increment, </text:p>
      <text:p text:style-name="Standard">`display_name` varchar(200) NOT NULL,</text:p>
      <text:p text:style-name="Standard">PRIMARY KEY (`id`)</text:p>
      <text:p text:style-name="Standard">) ENGINE=InnoDB DEFAULT CHARSET=utf8; </text:p>
      <text:p text:style-name="Standard"/>
      <text:p text:style-name="Standard">CREATE TABLE `specials` ( </text:p>
      <text:p text:style-name="Standard">`id` int UNSIGNED NOT NULL auto_increment, </text:p>
      <text:p text:style-name="Standard">`name` varchar(200) NOT NULL, </text:p>
      <text:p text:style-name="Standard">`value` decimal(16,3) NOT NULL, </text:p>
      <text:p text:style-name="Standard">`description` varchar(200) NOT NULL, </text:p>
      <text:p text:style-name="Standard">P<text:span text:style-name="T1">RIMARY KEY (`id`)</text:span></text:p>
      <text:p text:style-name="P3">) ENGINE=InnoDB DEFAULT CHARSET=utf8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ll </meta:initial-creator>
    <meta:creation-date>2016-02-15T19:23:33</meta:creation-date>
    <dc:date>2016-07-12T17:02:35</dc:date>
    <meta:editing-duration>P1DT22H57M54S</meta:editing-duration>
    <meta:editing-cycles>276</meta:editing-cycles>
    <meta:generator>LibreOffice/3.5$Linux_X86_64 LibreOffice_project/350m1$Build-2</meta:generator>
    <dc:creator>Till </dc:creator>
    <meta:document-statistic meta:table-count="0" meta:image-count="0" meta:object-count="0" meta:page-count="4" meta:paragraph-count="126" meta:word-count="555" meta:character-count="4245" meta:non-whitespace-character-count="3759"/>
  </office:meta>
</office:document-meta>
</file>